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background-color="#fedcc6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background-color="#e0efd4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1aae57"/>
    </style:style>
    <style:style style:name="T3" style:family="text">
      <style:text-properties fo:background-color="#e0efd4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3"/><text:span text:style-name="T1"><text:s text:c="2"/>**********************sorting filter****************************</text:span></text:p>
      <text:p text:style-name="Standard"/>
      <text:p text:style-name="Standard"/>
      <text:p text:style-name="P3">//**template page***//</text:p>
      <text:p text:style-name="P1">1. html</text:p>
      <text:p text:style-name="P1"/>
      <text:p text:style-name="Standard">&lt;div class="filter-right-column"&gt;</text:p>
      <text:p text:style-name="Standard">&lt;select name="orderby" class="select2-design"&gt;</text:p>
      <text:p text:style-name="Standard">&lt;option value="" selected="selected"&gt;Default sorting&lt;/option&gt;</text:p>
      <text:p text:style-name="Standard">&lt;option value="desc"&gt;Sort by latest&lt;/option&gt;</text:p>
      <text:p text:style-name="Standard">&lt;option value="asc"&gt;Sort by oldest&lt;/option&gt;</text:p>
      <text:p text:style-name="Standard">&lt;/select&gt;</text:p>
      <text:p text:style-name="Standard">&lt;/div&gt;</text:p>
      <text:p text:style-name="Standard"/>
      <text:p text:style-name="P1">2. Ajax call</text:p>
      <text:p text:style-name="Standard"/>
      <text:p text:style-name="Standard">$(".select2-design").on("change", function() {</text:p>
      <text:p text:style-name="Standard"/>
      <text:p text:style-name="Standard">var data = {</text:p>
      <text:p text:style-name="Standard">action: 'filter_data',</text:p>
      <text:p text:style-name="Standard">};</text:p>
      <text:p text:style-name="Standard">data.orderby = $(this).val();</text:p>
      <text:p text:style-name="Standard"/>
      <text:p text:style-name="Standard">// console.log(data.orderby,"hello");</text:p>
      <text:p text:style-name="Standard"/>
      <text:p text:style-name="Standard">jQuery.ajax({</text:p>
      <text:p text:style-name="Standard">url: '&lt;?php echo admin_url('admin-ajax.php'); ?&gt;',</text:p>
      <text:p text:style-name="Standard">type: 'post',</text:p>
      <text:p text:style-name="Standard">data: data,</text:p>
      <text:p text:style-name="Standard">success:function(response){</text:p>
      <text:p text:style-name="Standard">console.log(response);</text:p>
      <text:p text:style-name="Standard">jQuery('.list-wrapper').html(response);</text:p>
      <text:p text:style-name="Standard">}</text:p>
      <text:p text:style-name="Standard">});</text:p>
      <text:p text:style-name="Standard">});</text:p>
      <text:p text:style-name="P2"><text:s/><text:span text:style-name="T3">//**functions.php**//</text:span></text:p>
      <text:p text:style-name="Standard"/>
      <text:p text:style-name="P1">3. <text:span text:style-name="T2">add hook</text:span></text:p>
      <text:p text:style-name="P1"/>
      <text:p text:style-name="Standard">add_action('wp_ajax_filter_data', 'filter_data'); </text:p>
      <text:p text:style-name="Standard">function filter_data()</text:p>
      <text:p text:style-name="Standard">{</text:p>
      <text:p text:style-name="Standard">$args = array(</text:p>
      <text:p text:style-name="Standard">'post_type' =&gt;'block_code',</text:p>
      <text:p text:style-name="Standard">'orderby' =&gt; 'date',</text:p>
      <text:p text:style-name="Standard">'order' =&gt; 'DESC',</text:p>
      <text:p text:style-name="Standard">);</text:p>
      <text:p text:style-name="Standard">if (isset($_POST['orderby']) &amp;&amp; !empty($_POST['orderby'])) {</text:p>
      <text:p text:style-name="Standard">if ($_POST['orderby'] == 'asc') {</text:p>
      <text:p text:style-name="Standard">$args = array_merge($args, ['orderby' =&gt; 'date',</text:p>
      <text:p text:style-name="Standard">'order' =&gt; 'ASC',</text:p>
      <text:p text:style-name="Standard">]);</text:p>
      <text:p text:style-name="Standard"><text:soft-page-break/>}</text:p>
      <text:p text:style-name="Standard">if ($_POST['orderby'] == 'desc') {</text:p>
      <text:p text:style-name="Standard">$args = array_merge($args, ['orderby' =&gt; 'date',</text:p>
      <text:p text:style-name="Standard">'order' =&gt; 'DESC',</text:p>
      <text:p text:style-name="Standard">]);</text:p>
      <text:p text:style-name="Standard">}</text:p>
      <text:p text:style-name="Standard">}</text:p>
      <text:p text:style-name="Standard"/>
      <text:p text:style-name="Standard"/>
      <text:p text:style-name="Standard"/>
      <text:p text:style-name="Standard">$loop = new WP_Query($args);</text:p>
      <text:p text:style-name="Standard">if ($loop-&gt;have_posts()) :</text:p>
      <text:p text:style-name="Standard">while ($loop-&gt;have_posts()) : $loop-&gt;the_post();</text:p>
      <text:p text:style-name="Standard">?&gt;</text:p>
      <text:p text:style-name="Standard">&lt;div class="list-item"&gt;</text:p>
      <text:p text:style-name="Standard">&lt;div class="case-studies-blocks"&gt;</text:p>
      <text:p text:style-name="Standard">&lt;div class="case-studies-img"&gt;</text:p>
      <text:p text:style-name="Standard"/>
      <text:p text:style-name="Standard">&lt;?php echo get_the_post_thumbnail(); ?&gt;</text:p>
      <text:p text:style-name="Standard"/>
      <text:p text:style-name="Standard">&lt;/div&gt;</text:p>
      <text:p text:style-name="Standard">&lt;div class="case-studies-cntnt"&gt;</text:p>
      <text:p text:style-name="Standard">&lt;h4 class="case-studies-heading"&gt;</text:p>
      <text:p text:style-name="Standard"/>
      <text:p text:style-name="Standard">&lt;?php echo get_the_title(); ?&gt;</text:p>
      <text:p text:style-name="Standard"/>
      <text:p text:style-name="Standard">&lt;/h4&gt;</text:p>
      <text:p text:style-name="Standard">&lt;p class="case-studies-description"&gt;&lt;?php echo get_the_content(); ?&gt;&lt;/p&gt;</text:p>
      <text:p text:style-name="Standard">&lt;div class="read_more"&gt;</text:p>
      <text:p text:style-name="Standard">&lt;a href="" type="button" data-bs-toggle="modal" data-bs-target="#case-studies-preview" class="modal-toggle"&gt;Read More&lt;/a&gt;</text:p>
      <text:p text:style-name="Standard">&lt;/div&gt;</text:p>
      <text:p text:style-name="Standard">&lt;/div&gt;</text:p>
      <text:p text:style-name="Standard">&lt;/div&gt;</text:p>
      <text:p text:style-name="Standard">&lt;/div&gt;</text:p>
      <text:p text:style-name="Standard">&lt;?php</text:p>
      <text:p text:style-name="Standard">endwhile;</text:p>
      <text:p text:style-name="Standard">else : ?&gt;</text:p>
      <text:p text:style-name="Standard">&lt;div class="our-work case-list-work my-3 my-md-4"&gt;</text:p>
      <text:p text:style-name="Standard"/>
      <text:p text:style-name="Standard">&lt;div class="col-md-12"&gt;</text:p>
      <text:p text:style-name="Standard">&lt;h2&gt;No product were found&lt;/h2&gt;</text:p>
      <text:p text:style-name="Standard">&lt;/div&gt;</text:p>
      <text:p text:style-name="Standard"/>
      <text:p text:style-name="Standard">&lt;/div&gt;</text:p>
      <text:p text:style-name="Standard">&lt;?php endif;</text:p>
      <text:p text:style-name="Standard">die;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2T15:09:01.065725839</meta:creation-date>
    <dc:date>2023-01-02T16:05:34.185339476</dc:date>
    <meta:editing-duration>PT32M3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80" meta:word-count="190" meta:character-count="1876" meta:non-whitespace-character-count="1749"/>
  </office:meta>
</office:document-meta>
</file>